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IteratorTest.fastjson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IteratorTest.jsoniterator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IteratorTest.test_for_iterat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